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map style:condition="cell-content()&gt;0" style:apply-style-name="Accent" style:base-cell-address="soilKitExt1.F5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oilKitExt1" table:style-name="ta1">
        <table:table-column table:style-name="co1" table:number-columns-repeated="3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3" table:default-cell-style-name="ce1"/>
        <table:table-column table:style-name="co5" table:default-cell-style-name="ce3"/>
        <table:table-row table:style-name="ro1">
          <table:table-cell/>
          <table:table-cell office:value-type="string" calcext:value-type="string">
            <text:p>soil (mg)</text:p>
          </table:table-cell>
          <table:table-cell office:value-type="string" calcext:value-type="string">
            <text:p>qubit(ng/uL)</text:p>
          </table:table-cell>
          <table:table-cell office:value-type="string" calcext:value-type="string">
            <text:p>16Samplified_1x</text:p>
          </table:table-cell>
          <table:table-cell office:value-type="string" calcext:value-type="string">
            <text:p>16Samplified_10x</text:p>
          </table:table-cell>
          <table:table-cell office:value-type="string" calcext:value-type="string">
            <text:p>ITSamplified_1x</text:p>
          </table:table-cell>
          <table:table-cell office:value-type="string" calcext:value-type="string">
            <text:p>ITSamplified_10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69" calcext:value-type="float">
            <text:p>269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95" calcext:value-type="float">
            <text:p>295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15" calcext:value-type="float">
            <text:p>515</text:p>
          </table:table-cell>
          <table:table-cell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485" calcext:value-type="float">
            <text:p>485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475" calcext:value-type="float">
            <text:p>475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50" calcext:value-type="float">
            <text:p>45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66" calcext:value-type="float">
            <text:p>466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66" calcext:value-type="float">
            <text:p>466</text:p>
          </table:table-cell>
          <table:table-cell office:value-type="float" office:value="5.47" calcext:value-type="float">
            <text:p>5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470" calcext:value-type="float">
            <text:p>470</text:p>
          </table:table-cell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476" calcext:value-type="float">
            <text:p>476</text:p>
          </table:table-cell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0" calcext:value-type="float">
            <text:p>8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46" calcext:value-type="float">
            <text:p>346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508" calcext:value-type="float">
            <text:p>508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456" calcext:value-type="float">
            <text:p>456</text:p>
          </table:table-cell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90" calcext:value-type="float">
            <text:p>390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447" calcext:value-type="float">
            <text:p>447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.2</text:p>
          </table:table-cell>
          <table:table-cell office:value-type="float" office:value="309" calcext:value-type="float">
            <text:p>309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430" calcext:value-type="float">
            <text:p>43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466" calcext:value-type="float">
            <text:p>46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460" calcext:value-type="float">
            <text:p>46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468" calcext:value-type="float">
            <text:p>468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485" calcext:value-type="float">
            <text:p>485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457" calcext:value-type="float">
            <text:p>457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.2</text:p>
          </table:table-cell>
          <table:table-cell office:value-type="float" office:value="350" calcext:value-type="float">
            <text:p>350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463" calcext:value-type="float">
            <text:p>463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8.2</text:p>
          </table:table-cell>
          <table:table-cell office:value-type="float" office:value="350" calcext:value-type="float">
            <text:p>350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499" calcext:value-type="float">
            <text:p>49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470" calcext:value-type="float">
            <text:p>47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419" calcext:value-type="float">
            <text:p>419</text:p>
          </table:table-cell>
          <table:table-cell office:value-type="float" office:value="6.07" calcext:value-type="float">
            <text:p>6.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489" calcext:value-type="float">
            <text:p>489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465" calcext:value-type="float">
            <text:p>465</text:p>
          </table:table-cell>
          <table:table-cell office:value-type="float" office:value="0.643" calcext:value-type="float">
            <text:p>0.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3.2</text:p>
          </table:table-cell>
          <table:table-cell office:value-type="float" office:value="360" calcext:value-type="float">
            <text:p>360</text:p>
          </table:table-cell>
          <table:table-cell office:value-type="float" office:value="0.761" calcext:value-type="float">
            <text:p>0.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485" calcext:value-type="float">
            <text:p>48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451" calcext:value-type="float">
            <text:p>451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81" calcext:value-type="float">
            <text:p>381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435" calcext:value-type="float">
            <text:p>435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477" calcext:value-type="float">
            <text:p>477</text:p>
          </table:table-cell>
          <table:table-cell office:value-type="float" office:value="2.49" calcext:value-type="float">
            <text:p>2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468" calcext:value-type="float">
            <text:p>468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476" calcext:value-type="float">
            <text:p>476</text:p>
          </table:table-cell>
          <table:table-cell office:value-type="float" office:value="0.873" calcext:value-type="float">
            <text:p>0.8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sk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action 28.01.2025</text:p>
          </table:table-cell>
        </table:table-row>
        <table:table-row table:style-name="ro1">
          <table:table-cell office:value-type="string" calcext:value-type="string">
            <text:p>P17sk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action 28.01.2025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2"/>
        </table:table-row>
        <calcext:conditional-formats>
          <calcext:conditional-format calcext:target-range-address="soilKitExt1.F50:soilKitExt1.F50">
            <calcext:condition calcext:apply-style-name="Accent" calcext:value="&gt;0" calcext:base-cell-address="soilKitExt1.F5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4:15:01.731621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6:58:31.634882390</meta:creation-date>
    <meta:print-date>2025-04-03T14:45:44.243317166</meta:print-date>
    <dc:date>2025-04-08T08:10:44.722869090</dc:date>
    <meta:editing-duration>P3DT18H3M38S</meta:editing-duration>
    <meta:editing-cycles>6</meta:editing-cycles>
    <meta:generator>LibreOffice/6.4.7.2$Linux_X86_64 LibreOffice_project/40$Build-2</meta:generator>
    <meta:document-statistic meta:table-count="1" meta:cell-count="236" meta:object-count="0"/>
  </office:meta>
</office:document-meta>
</file>